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Main1">
      <style:graphic-properties fo:min-height="0.901cm" fo:min-width="4.89cm"/>
    </style:style>
    <style:style style:name="gr2" style:family="graphic" style:parent-style-name="Oletus_5f_1">
      <style:graphic-properties draw:fill-color="#ffffff" draw:textarea-horizontal-align="justify" draw:textarea-vertical-align="middle" draw:auto-grow-height="false" fo:min-height="4.298cm" fo:min-width="9.759cm"/>
    </style:style>
    <style:style style:name="gr3" style:family="graphic" style:parent-style-name="Textbox">
      <style:graphic-properties fo:min-height="5.23cm" fo:min-width="10.06cm" fo:padding-left="0.1cm" fo:padding-right="0.1cm"/>
    </style:style>
    <style:style style:name="gr4" style:family="graphic" style:parent-style-name="Oletus_5f_1">
      <style:graphic-properties draw:fill-color="#ffffff" draw:textarea-horizontal-align="justify" draw:textarea-vertical-align="middle" draw:auto-grow-height="false" fo:min-height="1.559cm" fo:min-width="9.759cm"/>
    </style:style>
    <style:style style:name="gr5" style:family="graphic" style:parent-style-name="Textbox">
      <style:graphic-properties fo:min-height="1.611cm" fo:min-width="9.128cm" fo:padding-left="0.1cm" fo:padding-right="0.1cm"/>
    </style:style>
    <style:style style:name="gr6" style:family="graphic" style:parent-style-name="Oletus_5f_1">
      <style:graphic-properties draw:fill-color="#ffffff" draw:textarea-horizontal-align="justify" draw:textarea-vertical-align="middle" draw:auto-grow-height="false" fo:min-height="0.655cm" fo:min-width="9.759cm"/>
    </style:style>
    <style:style style:name="gr7" style:family="graphic" style:parent-style-name="Oletus_5f_1">
      <style:graphic-properties draw:fill-color="#ffffff" draw:textarea-horizontal-align="justify" draw:textarea-vertical-align="middle" draw:auto-grow-height="false" fo:min-height="0.202cm" fo:min-width="9.759cm"/>
    </style:style>
    <style:style style:name="gr8" style:family="graphic" style:parent-style-name="Oletus_5f_1">
      <style:graphic-properties draw:stroke="none" draw:fill="none" fo:min-height="1.265cm"/>
    </style:style>
    <style:style style:name="P1" style:family="paragraph">
      <style:text-properties fo:font-size="9.10000038146973pt"/>
    </style:style>
    <style:style style:name="P2" style:family="paragraph">
      <style:text-properties fo:color="#ffffff" fo:font-size="9.10000038146973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ize="8.19999980926514pt"/>
    </style:style>
    <style:style style:name="P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>
        <style:tab-stops/>
      </style:paragraph-properties>
      <style:text-properties fo:font-size="8.19999980926514pt" fo:hyphenate="false"/>
    </style:style>
    <style:style style:name="P6" style:family="paragraph">
      <style:paragraph-properties fo:text-align="center"/>
      <style:text-properties fo:font-size="9.10000038146973pt"/>
    </style:style>
    <style:style style:name="P7" style:family="paragraph">
      <loext:graphic-properties draw:fill-color="#ffffff"/>
      <style:paragraph-properties fo:text-align="center"/>
      <style:text-properties fo:font-size="9.10000038146973pt"/>
    </style:style>
    <style:style style:name="P8" style:family="paragraph">
      <style:paragraph-properties fo:text-align="start">
        <style:tab-stops>
          <style:tab-stop style:position="6.503cm"/>
          <style:tab-stop style:position="7.295cm"/>
          <style:tab-stop style:position="8.605cm"/>
        </style:tab-stops>
      </style:paragraph-properties>
      <style:text-properties fo:font-size="9.10000038146973pt"/>
    </style:style>
    <style:style style:name="P9" style:family="paragraph">
      <loext:graphic-properties draw:fill-color="#ffffff"/>
      <style:paragraph-properties fo:text-align="start">
        <style:tab-stops>
          <style:tab-stop style:position="6.503cm"/>
          <style:tab-stop style:position="7.295cm"/>
          <style:tab-stop style:position="8.605cm"/>
        </style:tab-stops>
      </style:paragraph-properties>
      <style:text-properties fo:font-size="9.10000038146973pt"/>
    </style:style>
    <style:style style:name="P10" style:family="paragraph">
      <style:paragraph-properties fo:text-align="start"/>
      <style:text-properties fo:font-size="9.10000038146973pt"/>
    </style:style>
    <style:style style:name="P11" style:family="paragraph">
      <loext:graphic-properties draw:fill="none"/>
      <style:text-properties fo:font-size="9.10000038146973pt"/>
    </style:style>
    <style:style style:name="T1" style:family="text">
      <style:text-properties fo:color="#ffffff" fo:font-size="10pt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18a303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color="#18a303" fo:font-size="9pt" style:text-underline-style="none" fo:font-weight="bold" style:font-weight-asian="bold" style:font-weight-complex="bold"/>
    </style:style>
    <style:style style:name="T6" style:family="text">
      <style:text-properties style:use-window-font-color="true" fo:font-size="9pt" style:text-underline-style="none" fo:font-weight="normal" style:font-weight-asian="normal" style:font-weight-complex="normal"/>
    </style:style>
    <style:style style:name="T7" style:family="text">
      <style:text-properties fo:font-size="9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9pt" fo:letter-spacing="normal" fo:language="fi" fo:country="FI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weight-asian="bold" style:font-name-complex="Lohit Devanagari" style:font-size-complex="18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color="#18a303" fo:font-size="9pt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style:use-window-font-color="true" fo:font-size="9pt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ize="9pt"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variant="normal" fo:text-transform="none" fo:color="#ed1c24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size="9pt"/>
    </style:style>
    <style:style style:name="T14" style:family="text">
      <style:text-properties fo:font-variant="normal" fo:text-transform="none" fo:color="#e9b913" style:text-outline="false" style:text-line-through-style="none" style:text-line-through-type="none" style:text-position="0% 100%" style:font-name="Liberation Sans" fo:font-size="9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font-size="9pt" fo:font-weight="normal" style:font-weight-asian="normal" style:font-weight-complex="normal"/>
    </style:style>
    <style:style style:name="T16" style:family="text">
      <style:text-properties style:font-name="Liberation Sans1" fo:font-size="9pt" fo:font-weight="normal" style:font-name-asian="Liberation Sans1" style:font-weight-asian="normal" style:font-name-complex="Liberation Sans1" style:font-weight-complex="normal"/>
    </style:style>
    <style:style style:name="T17" style:family="text">
      <style:text-properties fo:font-size="10pt"/>
    </style:style>
    <style:style style:name="T18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style-name="gr1" draw:text-style-name="P2" draw:layer="layout" svg:width="5.596cm" svg:height="1.357cm" svg:x="4.5cm" svg:y="0.143cm">
          <text:p text:style-name="P1"><text:span text:style-name="T1">SEARCH FOR A FA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613.84083044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259cm" svg:height="4.548cm" svg:x="2.241cm" svg:y="5.7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259cm" svg:height="5.429cm" svg:x="2.241cm" svg:y="6cm">
          <text:p text:style-name="P4"><text:span text:style-name="T2">1995 France bombings, Version 23</text:span><text:span text:style-name="T3"><text:tab/></text:span><text:span text:style-name="T3"><text:tab/></text:span><text:span text:style-name="T4">0.990</text:span><text:span text:style-name="T5"><text:tab/></text:span><text:span text:style-name="T6">344</text:span></text:p>
          <text:p text:style-name="P5"><text:span text:style-name="T7"/></text:p>
          <text:p text:style-name="P5"><text:span text:style-name="T8">1995 France bombings, Version 22</text:span><text:span text:style-name="T3"><text:tab/></text:span><text:span text:style-name="T3"><text:tab/></text:span><text:span text:style-name="T4">0.997</text:span><text:span text:style-name="T9"><text:tab/></text:span><text:span text:style-name="T10">440</text:span></text:p>
          <text:p text:style-name="P4"><text:span text:style-name="T11"/></text:p>
          <text:p text:style-name="P4"><text:span text:style-name="T8">1995 France bombings, Version 21</text:span><text:span text:style-name="T3"><text:tab/></text:span><text:span text:style-name="T3"><text:tab/></text:span><text:span text:style-name="T12">0.107 </text:span><text:span text:style-name="T9"><text:tab/></text:span><text:span text:style-name="T10">98</text:span></text:p>
          <text:p text:style-name="P4"><text:span text:style-name="T13"/></text:p>
          <text:p text:style-name="P4"><text:span text:style-name="T8">1995 France bombings, Version 20</text:span><text:span text:style-name="T3"><text:tab/></text:span><text:span text:style-name="T3"><text:tab/></text:span><text:span text:style-name="T14">0.521</text:span><text:span text:style-name="T12"> </text:span><text:span text:style-name="T9"><text:tab/></text:span><text:span text:style-name="T10">234</text:span></text:p>
          <text:p text:style-name="P4"><text:span text:style-name="T9"/></text:p>
          <text:p text:style-name="P5"><text:span text:style-name="T8">1995 France bombings, Version 19</text:span><text:span text:style-name="T3"><text:tab/></text:span><text:span text:style-name="T3"><text:tab/></text:span><text:span text:style-name="T4">0.967</text:span><text:span text:style-name="T12"> </text:span><text:span text:style-name="T9"><text:tab/></text:span><text:span text:style-name="T10">1023</text:span></text:p>
          <text:p text:style-name="P4"><text:span text:style-name="T9"/></text:p>
          <text:p text:style-name="P4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259cm" svg:height="1.809cm" svg:x="2.241cm" svg:y="2.7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9.327cm" svg:height="1.81cm" svg:x="2.241cm" svg:y="2.705cm">
          <text:p text:style-name="P4"><text:span text:style-name="T15">Sort by:</text:span></text:p>
          <text:p text:style-name="P4"><text:span text:style-name="T16">○ </text:span><text:span text:style-name="T15">Credibility</text:span></text:p>
          <text:p text:style-name="P4"><text:span text:style-name="T16">○ </text:span><text:span text:style-name="T16">Number of votes</text:span></text:p>
          <text:p text:style-name="P4"><text:span text:style-name="T16">● </text:span><text:span text:style-name="T15">Version</text:span></text:p>
          <text:p text:style-name="P4"><text:span text:style-name="T1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0.259cm" svg:height="0.905cm" svg:x="2.241cm" svg:y="1.8cm">
          <text:p text:style-name="P6"><text:span text:style-name="T17">SEARCH: </text:span><text:span text:style-name="T18">france bombing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0.259cm" svg:height="0.452cm" svg:x="2.241cm" svg:y="4.9cm">
          <text:p text:style-name="P8"><text:span text:style-name="T17">RESULTS</text:span><text:span text:style-name="T17"><text:tab/></text:span><text:span text:style-name="T17">Credibility</text:span><text:span text:style-name="T17"><text:tab/></text:span><text:span text:style-name="T17">Vote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.71cm" svg:height="1.515cm" svg:x="6.79cm" svg:y="2.705cm">
          <draw:text-box>
            <text:p text:style-name="P1"><text:span text:style-name="T15"/></text:p>
            <text:p text:style-name="P10"><text:span text:style-name="T16">□ </text:span><text:span text:style-name="T16">Show only credible facts (&gt;0.5)</text:span></text:p>
            <text:p text:style-name="P10"><text:span text:style-name="T16">□ </text:span><text:span text:style-name="T16">Hide facts with less than 10 vo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_5f_1" style:display-name="Oletus_1" style:family="graphic">
      <style:graphic-properties draw:stroke="solid" svg:stroke-width="0cm" svg:stroke-color="#333333" draw:marker-start-width="0.2cm" draw:marker-start-center="false" draw:marker-end-width="0.2cm" draw:marker-end-center="false" svg:stroke-opacity="100%" draw:stroke-linejoin="round" svg:stroke-linecap="butt" draw:fill="solid" draw:fill-color="#99999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684cm" fo:min-width="4.834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Oletus_5f_1" style:display-name="Oletus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ain1" style:family="graphic" style:parent-style-name="Oletus_5f_1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6259a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98cm" fo:min-width="5.348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ain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0pt" fo:letter-spacing="normal" fo:language="fi" fo:country="FI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x" style:family="graphic" style:parent-style-name="Oletus_5f_1">
      <style:graphic-properties draw:stroke="none" draw:stroke-dash="Dashed_20__28_var_29__20_4" draw:fill="none" draw:fill-gradient-name="Gradient_20_2" draw:fill-hatch-name="Hatching_20_1" draw:fill-image-name="Bitmap_20_1" draw:textarea-horizontal-align="left" draw:textarea-vertical-align="top" fo:padding-top="0.1cm" fo:padding-bottom="0.1cm" fo:padding-left="0cm" fo:padding-right="0cm" fo:wrap-option="wrap"/>
      <style:paragraph-properties fo:line-height="115%" fo:text-align="start">
        <style:tab-stops/>
      </style:paragraph-properties>
      <style:text-properties fo:font-size="9pt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6T18:47:50.709000000</meta:creation-date>
    <dc:date>2020-03-26T19:09:30.230000000</dc:date>
    <meta:editing-duration>PT16M22S</meta:editing-duration>
    <meta:editing-cycles>3</meta:editing-cycles>
    <meta:generator>LibreOffice/4.4.5.2$Windows_x86 LibreOffice_project/a22f674fd25a3b6f45bdebf25400ed2adff0ff99</meta:generator>
    <meta:document-statistic meta:object-count="8"/>
  </office:meta>
</office:document-meta>
</file>